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22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MAZON 2 day specia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eater Module</text:p>
          </table:table-cell>
          <table:table-cell table:style-name="ce2" office:value-type="float" office:value="10.99" calcext:value-type="float">
            <text:p>10.99</text:p>
          </table:table-cell>
          <table:table-cell table:style-name="ce4" office:value-type="string" calcext:value-type="string">
            <text:p><text:a xlink:href="https://www.amazon.com/Treedix-Voltage-Induction-Heating-Supply/dp/B086V6CYM6/ref=pd_sbs_147_1/139-0329674-4147733?_encoding=UTF8&amp;pd_rd_i=B086V6CYM6&amp;pd_rd_r=54808019-c7b8-49f1-8878-6aae4b7e448d&amp;pd_rd_w=J6fWS&amp;pd_rd_wg=HSwYt&amp;pf_rd_p=b65ee94e-1282-43fc-a8b1-8bf931f6dfab&amp;pf_rd_r=5K0W5GCH2Y471353BKXD&amp;psc=1&amp;refRID=5K0W5GCH2Y471353BKXD" xlink:type="simple">https://www.amazon.com/Treedix-Voltage-Induction-Heating-Supply/dp/B086V6CYM6/ref=pd_sbs_147_1/139-0329674-4147733?_encoding=UTF8&amp;pd_rd_i=B086V6CYM6&amp;pd_rd_r=54808019-c7b8-49f1-8878-6aae4b7e448d&amp;pd_rd_w=J6fWS&amp;pd_rd_wg=HSwYt&amp;pf_rd_p=b65ee94e-1282-43fc-a8b1-8bf931f6dfab&amp;pf_rd_r=5K0W5GCH2Y471353BKXD&amp;psc=1&amp;refRID=5K0W5GCH2Y471353BKXD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R</text:p>
          </table:table-cell>
          <table:table-cell table:style-name="ce2" office:value-type="float" office:value="15.27" calcext:value-type="float">
            <text:p>15.27</text:p>
          </table:table-cell>
          <table:table-cell table:style-name="ce4" office:value-type="string" calcext:value-type="string">
            <text:p><text:a xlink:href="https://www.amazon.com/Adafruit-Metro-Mini-328-5V-16MHz/dp/B016RBLUZE/ref=sr_1_1?dchild=1&amp;keywords=adafruit+metro+mini&amp;qid=1603657050&amp;sr=8-1" xlink:type="simple">https://www.amazon.com/Adafruit-Metro-Mini-328-5V-16MHz/dp/B016RBLUZE/ref=sr_1_1?dchild=1&amp;keywords=adafruit+metro+mini&amp;qid=1603657050&amp;sr=8-1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te</text:p>
          </table:table-cell>
          <table:table-cell table:style-name="ce2" office:value-type="float" office:value="7.99" calcext:value-type="float">
            <text:p>7.99</text:p>
          </table:table-cell>
          <table:table-cell table:style-name="ce4" office:value-type="string" calcext:value-type="string">
            <text:p><text:a xlink:href="https://www.amazon.com/DGZZI-Transistor-Trigger-Regulator-Electronic/dp/B07PT4MMCK/ref=sr_1_4?dchild=1&amp;keywords=5V-36V+15A+arduino+mosfet&amp;qid=1603657143&amp;sr=8-4" xlink:type="simple">https://www.amazon.com/DGZZI-Transistor-Trigger-Regulator-Electronic/dp/B07PT4MMCK/ref=sr_1_4?dchild=1&amp;keywords=5V-36V+15A+arduino+mosfet&amp;qid=1603657143&amp;sr=8-4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ED</text:p>
          </table:table-cell>
          <table:table-cell table:style-name="ce2" office:value-type="float" office:value="6.99" calcext:value-type="float">
            <text:p>6.99</text:p>
          </table:table-cell>
          <table:table-cell table:style-name="ce4" office:value-type="string" calcext:value-type="string">
            <text:p><text:a xlink:href="https://www.amazon.com/UCTRONICS-SSD1306-Self-Luminous-Display-Raspberry/dp/B072Q2X2LL/ref=sr_1_8?crid=1C05F3KTJF3IZ&amp;dchild=1&amp;keywords=ssd1306&amp;qid=1603657179&amp;sprefix=ssd13%2Caps%2C227&amp;sr=8-8" xlink:type="simple">https://www.amazon.com/UCTRONICS-SSD1306-Self-Luminous-Display-Raspberry/dp/B072Q2X2LL/ref=sr_1_8?crid=1C05F3KTJF3IZ&amp;dchild=1&amp;keywords=ssd1306&amp;qid=1603657179&amp;sprefix=ssd13%2Caps%2C227&amp;sr=8-8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tton</text:p>
          </table:table-cell>
          <table:table-cell table:style-name="ce2" office:value-type="float" office:value="8.5" calcext:value-type="float">
            <text:p>8.5</text:p>
          </table:table-cell>
          <table:table-cell table:style-name="ce4" office:value-type="string" calcext:value-type="string">
            <text:p><text:a xlink:href="https://www.amazon.com/Baomain-Button-Switch-Momentary-Square/dp/B01N4D4750/ref=sr_1_15?crid=16PHHP6Z7H1OQ&amp;dchild=1&amp;keywords=momentary+push+button+led&amp;qid=1603657241&amp;sprefix=momentar%2Caps%2C222&amp;sr=8-15" xlink:type="simple">https://www.amazon.com/Baomain-Button-Switch-Momentary-Square/dp/B01N4D4750/ref=sr_1_15?crid=16PHHP6Z7H1OQ&amp;dchild=1&amp;keywords=momentary+push+button+led&amp;qid=1603657241&amp;sprefix=momentar%2Caps%2C222&amp;sr=8-15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istor kit</text:p>
          </table:table-cell>
          <table:table-cell table:style-name="ce2" office:value-type="float" office:value="8.99" calcext:value-type="float">
            <text:p>8.99</text:p>
          </table:table-cell>
          <table:table-cell table:style-name="ce4" office:value-type="string" calcext:value-type="string">
            <text:p><text:a xlink:href="https://www.amazon.com/Resistor-Assortment-Kit-Thermistor-Photoresistor/dp/B0792M83JH/ref=sr_1_5?dchild=1&amp;keywords=arduino+resistor+pack&amp;qid=1603657315&amp;sr=8-5" xlink:type="simple">https://www.amazon.com/Resistor-Assortment-Kit-Thermistor-Photoresistor/dp/B0792M83JH/ref=sr_1_5?dchild=1&amp;keywords=arduino+resistor+pack&amp;qid=1603657315&amp;sr=8-5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SUM([.B2:.B7])" office:value-type="float" office:value="58.73" calcext:value-type="float">
            <text:p>58.73</text:p>
          </table:table-cell>
          <table:table-cell table:style-name="ce2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Cheap and Cheerful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eater Module</text:p>
          </table:table-cell>
          <table:table-cell table:style-name="ce2" office:value-type="float" office:value="9.42" calcext:value-type="float">
            <text:p>9.42</text:p>
          </table:table-cell>
          <table:table-cell table:style-name="ce5" office:value-type="string" calcext:value-type="string">
            <text:p><text:a xlink:href="https://www.banggood.com/Geekcreit-5V-12V-ZVS-Induction-Heating-Power-Supply-Module-With-Coil-p-1015637.html?rmmds=search&amp;cur_warehouse=USA" xlink:type="simple">https://www.banggood.com/Geekcreit-5V-12V-ZVS-Induction-Heating-Power-Supply-Module-With-Coil-p-1015637.html?rmmds=search&amp;cur_warehouse=USA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R</text:p>
          </table:table-cell>
          <table:table-cell table:style-name="ce2" office:value-type="float" office:value="1.99" calcext:value-type="float">
            <text:p>1.99</text:p>
          </table:table-cell>
          <table:table-cell table:style-name="ce5" office:value-type="string" calcext:value-type="string">
            <text:p><text:a xlink:href="https://www.banggood.com/Geekcreit-ATmega328P-Nano-V3-Controller-Board-Improved-Version-Module-Development-Board-p-940937.html?rmmds=search&amp;cur_warehouse=CN" xlink:type="simple">https://www.banggood.com/Geekcreit-ATmega328P-Nano-V3-Controller-Board-Improved-Version-Module-Development-Board-p-940937.html?rmmds=search&amp;cur_warehouse=C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te</text:p>
          </table:table-cell>
          <table:table-cell table:style-name="ce2" office:value-type="float" office:value="2.99" calcext:value-type="float">
            <text:p>2.99</text:p>
          </table:table-cell>
          <table:table-cell table:style-name="ce5" office:value-type="string" calcext:value-type="string">
            <text:p><text:a xlink:href="https://www.banggood.com/Geekcreit-MOS-Trigger-Switch-Driver-Module-FET-PWM-Regulator-High-Power-Electronic-Switch-Control-Board-p-1237874.html?rmmds=detail-left-hotproducts__3&amp;cur_warehouse=CN" xlink:type="simple">https://www.banggood.com/Geekcreit-MOS-Trigger-Switch-Driver-Module-FET-PWM-Regulator-High-Power-Electronic-Switch-Control-Board-p-1237874.html?rmmds=detail-left-hotproducts__3&amp;cur_warehouse=C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LED</text:p>
          </table:table-cell>
          <table:table-cell table:style-name="ce2" office:value-type="float" office:value="4.52" calcext:value-type="float">
            <text:p>4.52</text:p>
          </table:table-cell>
          <table:table-cell table:style-name="ce4" office:value-type="string" calcext:value-type="string">
            <text:p><text:a xlink:href="https://www.banggood.com/Geekcreit-7Pin-0_96-Inch-OLED-Display-Transparent-Shell-Acrylic-Case-12864-SSD1306-SPI-IIC-Serial-LCD-Screen-Module-p-1480705.html?rmmds=search&amp;cur_warehouse=CN" xlink:type="simple">https://www.banggood.com/Geekcreit-7Pin-0_96-Inch-OLED-Display-Transparent-Shell-Acrylic-Case-12864-SSD1306-SPI-IIC-Serial-LCD-Screen-Module-p-1480705.html?rmmds=search&amp;cur_warehouse=C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tton</text:p>
          </table:table-cell>
          <table:table-cell table:style-name="ce2" office:value-type="float" office:value="2.99" calcext:value-type="float">
            <text:p>2.99</text:p>
          </table:table-cell>
          <table:table-cell table:style-name="ce4" office:value-type="string" calcext:value-type="string">
            <text:p><text:a xlink:href="https://www.banggood.com/DC-5V-19mm-4-Pin-Momentary-Switch-Led-Light-Metal-Push-Button-Waterproof-Switch-p-1347775.html?rmmds=search&amp;ID=229&amp;cur_warehouse=CN" xlink:type="simple">https://www.banggood.com/DC-5V-19mm-4-Pin-Momentary-Switch-Led-Light-Metal-Push-Button-Waterproof-Switch-p-1347775.html?rmmds=search&amp;ID=229&amp;cur_warehouse=C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istor kit</text:p>
          </table:table-cell>
          <table:table-cell table:style-name="ce2" office:value-type="float" office:value="3.99" calcext:value-type="float">
            <text:p>3.99</text:p>
          </table:table-cell>
          <table:table-cell table:style-name="ce4" office:value-type="string" calcext:value-type="string">
            <text:p><text:a xlink:href="https://www.banggood.com/560-Pcs-1-ohm-to-10M-ohm-1-or-4W-5-pencent-Metal-Film-Resistor-56-Value-Assorted-Kit-p-1072159.html?rmmds=search&amp;cur_warehouse=CN" xlink:type="simple">https://www.banggood.com/560-Pcs-1-ohm-to-10M-ohm-1-or-4W-5-pencent-Metal-Film-Resistor-56-Value-Assorted-Kit-p-1072159.html?rmmds=search&amp;cur_warehouse=CN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3" table:formula="of:=SUM([.B12:.B17])" office:value-type="float" office:value="25.9" calcext:value-type="float">
            <text:p>25.9</text:p>
          </table:table-cell>
          <table:table-cell table:style-name="ce2"/>
          <table:table-cell table:number-columns-repeated="1021"/>
        </table:table-row>
        <table:table-row table:style-name="ro1" table:number-rows-repeated="98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